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32pt" style:font-size-asian="44pt" style:font-size-complex="44pt"/>
    </style:style>
    <style:style style:name="P9" style:family="paragraph">
      <style:text-properties fo:font-size="22pt" style:font-size-asian="28pt" style:font-size-complex="28pt"/>
    </style:style>
    <style:style style:name="P10" style:family="paragraph">
      <style:text-properties style:font-name="Segoe UI5" fo:font-size="32pt" style:font-size-asian="44pt" style:font-size-complex="44pt"/>
    </style:style>
    <style:style style:name="P11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0" style:family="text">
      <style:text-properties fo:font-size="24pt" style:font-size-asian="32pt" style:font-size-complex="32pt"/>
    </style:style>
    <style:style style:name="T31" style:family="text">
      <style:text-properties fo:font-size="32pt" style:font-size-asian="44pt" style:font-size-complex="44pt"/>
    </style:style>
    <style:style style:name="T32" style:family="text">
      <style:text-properties fo:font-size="32pt" fo:font-style="italic" style:font-size-asian="44pt" style:font-style-asian="italic" style:font-size-complex="44pt" style:font-style-complex="italic"/>
    </style:style>
    <style:style style:name="T33" style:family="text">
      <style:text-properties fo:font-size="22pt" style:font-size-asian="28pt" style:font-size-complex="28pt"/>
    </style:style>
    <style:style style:name="T34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35" style:family="text">
      <style:text-properties fo:font-size="22pt" fo:font-style="italic" style:font-size-asian="28pt" style:font-style-asian="italic" style:font-size-complex="28pt" style:font-style-complex="italic"/>
    </style:style>
    <style:style style:name="T36" style:family="text">
      <style:text-properties style:text-position="33% 58%" fo:font-size="22pt" style:font-size-asian="28pt" style:font-size-complex="28pt"/>
    </style:style>
    <style:style style:name="T37" style:family="text">
      <style:text-properties style:text-position="-33% 58%" fo:font-size="22pt" style:font-size-asian="28pt" style:font-size-complex="28pt"/>
    </style:style>
    <style:style style:name="T38" style:family="text">
      <style:text-properties fo:font-size="22pt" fo:font-style="normal" style:font-size-asian="28pt" style:font-style-asian="normal" style:font-size-complex="28pt" style:font-style-complex="normal"/>
    </style:style>
    <style:style style:name="T39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40" style:family="text">
      <style:text-properties style:text-position="-33% 58%" style:font-name="Segoe UI4" style:font-name-asian="Segoe UI4" style:font-name-complex="Segoe UI4"/>
    </style:style>
    <style:style style:name="T41" style:family="text">
      <style:text-properties style:font-name="Segoe UI4" style:font-name-asian="Segoe UI4" style:font-name-complex="Segoe UI4"/>
    </style:style>
    <style:style style:name="T42" style:family="text">
      <style:text-properties style:font-name="Segoe UI5" fo:font-size="32pt" style:font-size-asian="44pt" style:font-size-complex="44pt"/>
    </style:style>
    <style:style style:name="T43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44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45" style:family="text">
      <style:text-properties style:text-position="33% 58%" style:font-name="Segoe UI5" fo:font-size="32pt" style:font-size-asian="44pt" style:font-size-complex="44pt"/>
    </style:style>
    <style:style style:name="T46" style:family="text">
      <style:text-properties fo:font-size="20pt" style:font-size-asian="26pt" style:font-size-complex="26pt"/>
    </style:style>
    <style:style style:name="T47" style:family="text">
      <style:text-properties fo:font-size="20pt" fo:font-style="italic" style:font-size-asian="26pt" style:font-style-asian="italic" style:font-size-complex="26pt" style:font-style-complex="italic"/>
    </style:style>
    <style:style style:name="T48" style:family="text">
      <style:text-properties fo:font-size="24pt" fo:font-style="italic" style:font-size-asian="32pt" style:font-style-asian="italic" style:font-size-complex="32pt" style:font-style-complex="italic"/>
    </style:style>
    <style:style style:name="T49" style:family="text">
      <style:text-properties style:text-position="33% 58%" fo:font-size="24pt" style:font-size-asian="32pt" style:font-size-complex="32pt"/>
    </style:style>
    <style:style style:name="T50" style:family="text">
      <style:text-properties style:text-position="33% 58%" fo:font-size="28pt" style:font-size-asian="40pt" style:font-size-complex="40pt"/>
    </style:style>
    <style:style style:name="T51" style:family="text">
      <style:text-properties style:text-position="33% 58%"/>
    </style:style>
    <style:style style:name="T52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53" style:family="text">
      <style:text-properties style:text-position="-33% 58%" fo:font-size="32pt" style:font-size-asian="44pt" style:font-size-complex="44pt"/>
    </style:style>
    <style:style style:name="T54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55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56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</draw:text-box>
        </draw:frame>
        <draw:frame draw:style-name="gr2" draw:text-style-name="P3" draw:layer="layout" svg:width="8.617cm" svg:height="3.412cm" svg:x="9.691cm" svg:y="9.093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29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0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0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1">Wie verhalten sich </text:span><text:span text:style-name="T32">T</text:span><text:span text:style-name="T31"> und </text:span><text:span text:style-name="T32">R</text:span><text:span text:style-name="T31"> qualitativ als Funktion der Energie </text:span><text:span text:style-name="T32">E</text:span><text:span text:style-name="T3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9" draw:layer="layout" svg:width="25.199cm" svg:height="3.506cm" svg:x="1.4cm" svg:y="0.836cm" presentation:class="title" presentation:user-transformed="true">
          <draw:text-box>
            <text:p><text:span text:style-name="T33">Wie sieht qualitativ die Aufenthaltswahrscheinlichkeitsdichte |</text:span><text:span text:style-name="T34">φ</text:span><text:span text:style-name="T33">(</text:span><text:span text:style-name="T35">q</text:span><text:span text:style-name="T33">)|</text:span><text:span text:style-name="T36">2</text:span><text:span text:style-name="T33"> eines mit dem Impuls <text:s text:c="2"/></text:span><text:span text:style-name="T35">k</text:span><text:span text:style-name="T37">0</text:span><text:span text:style-name="T38">/</text:span><text:span text:style-name="T35">m</text:span><text:span text:style-name="T33"> auf eine Potentialstufe </text:span><text:span text:style-name="T35">V</text:span><text:span text:style-name="T33">(</text:span><text:span text:style-name="T35">q</text:span><text:span text:style-name="T33">) = </text:span><text:span text:style-name="T35">V</text:span><text:span text:style-name="T37">0</text:span><text:span text:style-name="T33"> </text:span><text:span text:style-name="T35">Θ</text:span><text:span text:style-name="T33">(</text:span><text:span text:style-name="T35">q</text:span><text:span text:style-name="T33">) zulaufenden Teilchens aus? Unterscheiden Sie die Fälle </text:span><text:span text:style-name="T35">E</text:span><text:span text:style-name="T33"> &gt; </text:span><text:span text:style-name="T35">V</text:span><text:span text:style-name="T37">0</text:span><text:span text:style-name="T33"> und </text:span><text:span text:style-name="T35">E</text:span><text:span text:style-name="T33"> &lt; </text:span><text:span text:style-name="T35">V</text:span><text:span text:style-name="T37">0</text:span><text:span text:style-name="T33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9" draw:layer="layout" svg:width="25.199cm" svg:height="3.506cm" svg:x="1.4cm" svg:y="0.834cm" presentation:class="title" presentation:user-transformed="true">
          <draw:text-box>
            <text:p><text:span text:style-name="T33">Wie ändern sich Reflexions- und Transmissionskoeffizienten (</text:span><text:span text:style-name="T35">T</text:span><text:span text:style-name="T33"> und </text:span><text:span text:style-name="T35">R</text:span><text:span text:style-name="T33">), wenn man bei gleicher Teilchenenergie </text:span><text:span text:style-name="T35">E</text:span><text:span text:style-name="T33"> &gt; </text:span><text:span text:style-name="T35">V</text:span><text:span text:style-name="T37">0</text:span><text:span text:style-name="T33"> dieses statt von </text:span><text:span text:style-name="T35">q</text:span><text:span text:style-name="T33"> = −∞ nach </text:span><text:span text:style-name="T35">q</text:span><text:span text:style-name="T33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3">Wie kann man sich bei einer Teilchenenergie </text:span><text:span text:style-name="T35">E</text:span><text:span text:style-name="T33"> &gt; </text:span><text:span text:style-name="T35">V</text:span><text:span text:style-name="T37">0</text:span><text:span text:style-name="T33"> einen von Null verschiedenen Reflexionskoeffizienten </text:span><text:span text:style-name="T35">R</text:span><text:span text:style-name="T33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39">&gt;</text:span><text:span text:style-name="T23">→</text:span><text:span text:style-name="T40">›</text:span> <text:span text:style-name="T1">V</text:span><text:span text:style-name="T23">0</text:span> und <text:span text:style-name="T1">E</text:span> <text:span text:style-name="T41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9" draw:layer="layout" svg:width="25.199cm" svg:height="3.506cm" svg:x="1.4cm" svg:y="0.835cm" presentation:class="title" presentation:user-transformed="true">
          <draw:text-box>
            <text:p><text:span text:style-name="T33">Was kann bei einer unendlich hohen Potentialstufe (</text:span><text:span text:style-name="T35">V</text:span><text:span text:style-name="T37">0</text:span><text:span text:style-name="T33">→∞) über die Wellenfunktion </text:span><text:span text:style-name="T34">φ</text:span><text:span text:style-name="T33">(</text:span><text:span text:style-name="T35">q</text:span><text:span text:style-name="T33">) im klassisch verbotenen Gebiet (</text:span><text:span text:style-name="T35">q</text:span><text:span text:style-name="T33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30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text-style-name="P10" draw:layer="layout" svg:width="25.199cm" svg:height="3.506cm" svg:x="1.4cm" svg:y="0.837cm" presentation:class="title">
          <draw:text-box>
            <text:p><text:span text:style-name="T42">Wie sieht qualitativ die </text:span><text:span text:style-name="T43">q</text:span><text:span text:style-name="T42">-Abhängigkeit von |</text:span><text:span text:style-name="T44">φ</text:span><text:span text:style-name="T42">(</text:span><text:span text:style-name="T43">q</text:span><text:span text:style-name="T42">)|</text:span><text:span text:style-name="T45">2</text:span><text:span text:style-name="T42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11" draw:layer="layout" svg:width="25.199cm" svg:height="3.506cm" svg:x="1.4cm" svg:y="0.827cm" presentation:class="title" presentation:user-transformed="true">
          <draw:text-box>
            <text:p><text:span text:style-name="T46">Mit welchem </text:span><text:span text:style-name="T47">Trick</text:span><text:span text:style-name="T46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7" draw:layer="layout" svg:width="25.199cm" svg:height="3.506cm" svg:x="1.4cm" svg:y="0.839cm" presentation:class="title" presentation:user-transformed="true">
          <draw:text-box>
            <text:p><text:span text:style-name="T30">Welcher Zusammenhang besteht zwischen der Lebensdauer eines </text:span><text:span text:style-name="T48">α</text:span><text:span text:style-name="T30">-radioaktiven Kerns und der Energie des emittierten </text:span><text:span text:style-name="T48">α</text:span><text:span text:style-name="T30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7" draw:layer="layout" svg:width="25.199cm" svg:height="3.506cm" svg:x="1.4cm" svg:y="0.835cm" presentation:class="title" presentation:user-transformed="true">
          <draw:text-box>
            <text:p><text:span text:style-name="T30">Wie verhalten sich die Wellenfunktion und ihre erste Ableitung, wenn die potentielle Energie </text:span><text:span text:style-name="T48">V</text:span><text:span text:style-name="T30">(</text:span><text:span text:style-name="T48">q</text:span><text:span text:style-name="T30">) die Gestalt einer </text:span><text:span text:style-name="T48">δ</text:span><text:span text:style-name="T30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4.51cm" svg:x="1.4cm" svg:y="0.334cm" presentation:class="title" presentation:user-transformed="true">
          <draw:text-box>
            <text:p><text:span text:style-name="T31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4cm" presentation:class="title" presentation:user-transformed="true">
          <draw:text-box>
            <text:p><text:span text:style-name="T30">Wie hängen Position und Breite der Energiebänder im Kronig-Penney-Modell von der Wechselwirkungsstärke </text:span><text:span text:style-name="T48">D</text:span><text:span text:style-name="T30"> und dem Gitterabstand </text:span><text:span text:style-name="T48">a</text:span><text:span text:style-name="T30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0">Wie viele diskrete Niveaus bilden ein Energieband? Gibt es Niveaus, deren energetische Position unabhängig von der Potentialstärke </text:span><text:span text:style-name="T48">D</text:span><text:span text:style-name="T30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30">Sind der Erzeugungs- und der Vernichtungsoperator </text:span><text:span text:style-name="T48">a</text:span><text:span text:style-name="T30"> und </text:span><text:span text:style-name="T48">a</text:span><text:span text:style-name="T49">+</text:span><text:span text:style-name="T30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50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51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text-style-name="P7" draw:layer="layout" svg:width="25.199cm" svg:height="3.506cm" svg:x="1.4cm" svg:y="0.834cm" presentation:class="title" presentation:user-transformed="true">
          <draw:text-box>
            <text:p><text:span text:style-name="T30">Wie beweist man, daß mit |</text:span><text:span text:style-name="T48">n</text:span><text:span text:style-name="T30">&gt; auch </text:span><text:span text:style-name="T48">a</text:span><text:span text:style-name="T30">|</text:span><text:span text:style-name="T48">n</text:span><text:span text:style-name="T30">&gt; und </text:span><text:span text:style-name="T48">a</text:span><text:span text:style-name="T49">+</text:span><text:span text:style-name="T30">|</text:span><text:span text:style-name="T48">n</text:span><text:span text:style-name="T30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1">Wie hängt der Eigenzustand |</text:span><text:span text:style-name="T32">n</text:span><text:span text:style-name="T31">&gt; mit dem </text:span><text:span text:style-name="T32">Vakuumzustand</text:span><text:span text:style-name="T31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1">Geben Sie die Erwartungswerte von Ort und Impuls des Oszillators im Eigenzustand |</text:span><text:span text:style-name="T32">n</text:span><text:span text:style-name="T31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8" draw:layer="layout" svg:width="25.199cm" svg:height="3.506cm" svg:x="1.4cm" svg:y="0.837cm" presentation:class="title">
          <draw:text-box>
            <text:p><text:span text:style-name="T31">Wie lautet das Unschärfeprodukt Δ</text:span><text:span text:style-name="T32">p</text:span><text:span text:style-name="T31"> Δ</text:span><text:span text:style-name="T32">q</text:span><text:span text:style-name="T31">, wenn sich der Oszillator im Zustand |</text:span><text:span text:style-name="T32">n</text:span><text:span text:style-name="T31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8" draw:layer="layout" svg:width="25.199cm" svg:height="3.506cm" svg:x="1.4cm" svg:y="0.837cm" presentation:class="title">
          <draw:text-box>
            <text:p><text:span text:style-name="T31">Welche einfache Differentialgleichung muß die Grundzustandswellenfunktion </text:span><text:span text:style-name="T52">φ</text:span><text:span text:style-name="T53">0</text:span><text:span text:style-name="T31">(</text:span><text:span text:style-name="T32">x</text:span><text:span text:style-name="T31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54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10" draw:layer="layout" svg:width="25.199cm" svg:height="3.506cm" svg:x="1.4cm" svg:y="0.838cm" presentation:class="title" presentation:user-transformed="true">
          <draw:text-box>
            <text:p><text:span text:style-name="T42">Was kann über die Parität der Eigenfunktionen </text:span><text:span text:style-name="T44">φ</text:span><text:span text:style-name="T55">n</text:span><text:span text:style-name="T42">(</text:span><text:span text:style-name="T43">x</text:span><text:span text:style-name="T42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29">φ</text:span><text:span text:style-name="T56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text-style-name="P7" draw:layer="layout" svg:width="25.199cm" svg:height="3.506cm" svg:x="1.4cm" svg:y="0.833cm" presentation:class="title" presentation:user-transformed="true">
          <draw:text-box>
            <text:p><text:span text:style-name="T30">Skizzieren Sie die </text:span><text:span text:style-name="T48">Polynommethode</text:span><text:span text:style-name="T30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0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8T19:25:04.550000000</dc:date>
    <meta:document-statistic meta:object-count="306"/>
  </office:meta>
</office:document-meta>
</file>